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sting contents</text:p>
      <text:p text:style-name="Standard"/>
      <text:p text:style-name="Standard">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no Novak</meta:initial-creator>
    <meta:creation-date>2011-07-29T13:28:08</meta:creation-date>
    <dc:date>2011-07-29T13:29:20</dc:date>
    <dc:creator>Nino Novak</dc:creator>
    <meta:editing-duration>PT52S</meta:editing-duration>
    <meta:editing-cycles>1</meta:editing-cycles>
    <meta:generator>LibreOffice/3.4$Linux LibreOffice_project/340m1$Build-203</meta:generator>
    <meta:document-statistic meta:table-count="0" meta:image-count="0" meta:object-count="0" meta:page-count="1" meta:paragraph-count="2" meta:word-count="126" meta:character-count="821" meta:non-whitespace-character-count="696"/>
  </office:meta>
</office:document-meta>
</file>